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2.81pt"/>
    </style:style>
    <style:style style:name="co2" style:family="table-column">
      <style:table-column-properties fo:break-before="auto" style:column-width="50.29pt"/>
    </style:style>
    <style:style style:name="co3" style:family="table-column">
      <style:table-column-properties fo:break-before="auto" style:column-width="203.9pt"/>
    </style:style>
    <style:style style:name="co4" style:family="table-column">
      <style:table-column-properties fo:break-before="auto" style:column-width="239.16pt"/>
    </style:style>
    <style:style style:name="co5" style:family="table-column">
      <style:table-column-properties fo:break-before="auto" style:column-width="58.14pt"/>
    </style:style>
    <style:style style:name="co6" style:family="table-column">
      <style:table-column-properties fo:break-before="auto" style:column-width="70.64pt"/>
    </style:style>
    <style:style style:name="co7" style:family="table-column">
      <style:table-column-properties fo:break-before="auto" style:column-width="104.34pt"/>
    </style:style>
    <style:style style:name="co8" style:family="table-column">
      <style:table-column-properties fo:break-before="auto" style:column-width="79.31pt"/>
    </style:style>
    <style:style style:name="co9" style:family="table-column">
      <style:table-column-properties fo:break-before="auto" style:column-width="134.16pt"/>
    </style:style>
    <style:style style:name="co10" style:family="table-column">
      <style:table-column-properties fo:break-before="auto" style:column-width="90.26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71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 style:data-style-name="N104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 style:data-style-name="N104"/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Arduino_Pro_Mini_mikroBUS-Grouped-Comma-Delimited-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"/>
        <table:table-column table:style-name="co9" table:default-cell-style-name="Default"/>
        <table:table-column table:style-name="co7" table:default-cell-style-name="Default"/>
        <table:table-column table:style-name="co2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<text:s/>Quantity</text:p>
          </table:table-cell>
          <table:table-cell table:style-name="ce1" office:value-type="string" calcext:value-type="string">
            <text:p><text:s/>Value</text:p>
          </table:table-cell>
          <table:table-cell table:style-name="ce1" office:value-type="string" calcext:value-type="string">
            <text:p><text:s/>Footprint</text:p>
          </table:table-cell>
          <table:table-cell table:style-name="ce1" office:value-type="string" calcext:value-type="string">
            <text:p><text:s/>Datasheet</text:p>
          </table:table-cell>
          <table:table-cell table:style-name="ce1" office:value-type="string" calcext:value-type="string">
            <text:p>Vendor</text:p>
          </table:table-cell>
          <table:table-cell table:style-name="ce1" office:value-type="string" calcext:value-type="string">
            <text:p>Vendor P/N</text:p>
          </table:table-cell>
          <table:table-cell table:style-name="ce2" office:value-type="string" calcext:value-type="string">
            <text:p>Vendor Price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acturer P/N</text:p>
          </table:table-cell>
          <table:table-cell table:style-name="ce2" office:value-type="string" calcext:value-type="string">
            <text:p>Subtotal</text:p>
          </table:table-cell>
          <table:table-cell table:style-name="ce1" office:value-type="string" calcext:value-type="string">
            <text:p>Casco Logix P/N</text:p>
          </table:table-cell>
          <table:table-cell/>
          <table:table-cell table:style-name="ce1" office:value-type="string" calcext:value-type="string">
            <text:p>Modified Qty</text:p>
          </table:table-cell>
          <table:table-cell table:style-name="ce1" office:value-type="string" calcext:value-type="string">
            <text:p>Subtotal</text:p>
          </table:table-cell>
        </table:table-row>
        <table:table-row table:style-name="ro1">
          <table:table-cell office:value-type="string" calcext:value-type="string">
            <text:p>B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V</text:p>
          </table:table-cell>
          <table:table-cell office:value-type="string" calcext:value-type="string">
            <text:p>Battery:BC9VPC</text:p>
          </table:table-cell>
          <table:table-cell/>
          <table:table-cell office:value-type="string" calcext:value-type="string">
            <text:p>Digi-Key</text:p>
          </table:table-cell>
          <table:table-cell office:value-type="string" calcext:value-type="string">
            <text:p>BC9VPC-ND</text:p>
          </table:table-cell>
          <table:table-cell office:value-type="currency" office:currency="USD" office:value="1.75" calcext:value-type="currency">
            <text:p>$1.75</text:p>
          </table:table-cell>
          <table:table-cell office:value-type="string" calcext:value-type="string">
            <text:p>Memory Protection Devices</text:p>
          </table:table-cell>
          <table:table-cell office:value-type="string" calcext:value-type="string">
            <text:p>BC9VPC</text:p>
          </table:table-cell>
          <table:table-cell table:formula="of:=[.H2]*[.B2]" office:value-type="currency" office:currency="USD" office:value="1.75" calcext:value-type="currency">
            <text:p>$1.75</text:p>
          </table:table-cell>
          <table:table-cell office:value-type="float" office:value="61548" calcext:value-type="float">
            <text:p>61548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 table:formula="of:=[.N2]*[.H2]"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B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xAA</text:p>
          </table:table-cell>
          <table:table-cell office:value-type="string" calcext:value-type="string">
            <text:p>Battery:Keystone_2462_2AA</text:p>
          </table:table-cell>
          <table:table-cell/>
          <table:table-cell office:value-type="string" calcext:value-type="string">
            <text:p>Digi-Key</text:p>
          </table:table-cell>
          <table:table-cell office:value-type="string" calcext:value-type="string">
            <text:p>36-2462-ND</text:p>
          </table:table-cell>
          <table:table-cell office:value-type="currency" office:currency="USD" office:value="1.51" calcext:value-type="currency">
            <text:p>$1.51</text:p>
          </table:table-cell>
          <table:table-cell office:value-type="string" calcext:value-type="string">
            <text:p>Keystone</text:p>
          </table:table-cell>
          <table:table-cell office:value-type="float" office:value="2462" calcext:value-type="float">
            <text:p>2462</text:p>
          </table:table-cell>
          <table:table-cell table:formula="of:=[.H3]*[.B3]" office:value-type="currency" office:currency="USD" office:value="1.51" calcext:value-type="currency">
            <text:p>$1.51</text:p>
          </table:table-cell>
          <table:table-cell office:value-type="float" office:value="61547" calcext:value-type="float">
            <text:p>61547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 table:formula="of:=[.N3]*[.H3]"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C1 C2 C3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Passive:0603</text:p>
          </table:table-cell>
          <table:table-cell/>
          <table:table-cell office:value-type="string" calcext:value-type="string">
            <text:p>Digi-Key</text:p>
          </table:table-cell>
          <table:table-cell office:value-type="string" calcext:value-type="string">
            <text:p>1276-1946-1-ND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B105KP8NNNC</text:p>
          </table:table-cell>
          <table:table-cell table:formula="of:=[.H4]*[.B4]" office:value-type="currency" office:currency="USD" office:value="0.3" calcext:value-type="currency">
            <text:p>$0.30</text:p>
          </table:table-cell>
          <table:table-cell office:value-type="float" office:value="61401" calcext:value-type="float">
            <text:p>61401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table:formula="of:=[.N4]*[.H4]" office:value-type="currency" office:currency="USD" office:value="0.3" calcext:value-type="currency">
            <text:p>$0.30</text:p>
          </table:table-cell>
        </table:table-row>
        <table:table-row table:style-name="ro1">
          <table:table-cell office:value-type="string" calcext:value-type="string">
            <text:p>G1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NP</text:p>
          </table:table-cell>
          <table:table-cell table:number-columns-repeated="6"/>
          <table:table-cell table:formula="of:=[.H5]*[.B5]" office:value-type="currency" office:currency="USD" office:value="0" calcext:value-type="currency">
            <text:p>$0.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" table:formula="of:=[.N5]*[.H5]"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J1 J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DER_F_2.54MM_1R8P_ST_AU_PTH</text:p>
          </table:table-cell>
          <table:table-cell office:value-type="string" calcext:value-type="string">
            <text:p>Header:HEADER_F_2.54MM_1R8P_ST_AU_PTH</text:p>
          </table:table-cell>
          <table:table-cell/>
          <table:table-cell office:value-type="string" calcext:value-type="string">
            <text:p>Digi-Key</text:p>
          </table:table-cell>
          <table:table-cell office:value-type="string" calcext:value-type="string">
            <text:p>S7008-ND</text:p>
          </table:table-cell>
          <table:table-cell office:value-type="currency" office:currency="USD" office:value="0.65" calcext:value-type="currency">
            <text:p>$0.65</text:p>
          </table:table-cell>
          <table:table-cell office:value-type="string" calcext:value-type="string">
            <text:p>Sullins Connector Solutions</text:p>
          </table:table-cell>
          <table:table-cell office:value-type="string" calcext:value-type="string">
            <text:p>PPTC101LFBN-RC</text:p>
          </table:table-cell>
          <table:table-cell table:formula="of:=[.H6]*[.B6]" office:value-type="currency" office:currency="USD" office:value="1.3" calcext:value-type="currency">
            <text:p>$1.30</text:p>
          </table:table-cell>
          <table:table-cell office:value-type="float" office:value="61418" calcext:value-type="float">
            <text:p>61418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table:formula="of:=[.N6]*[.H6]" office:value-type="currency" office:currency="USD" office:value="1.3" calcext:value-type="currency">
            <text:p>$1.30</text:p>
          </table:table-cell>
        </table:table-row>
        <table:table-row table:style-name="ro1">
          <table:table-cell office:value-type="string" calcext:value-type="string">
            <text:p>J3 J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DER_F_2.54MM_1R12P_ST_AU_PTH</text:p>
          </table:table-cell>
          <table:table-cell office:value-type="string" calcext:value-type="string">
            <text:p>Header:HEADER_F_2.54MM_1R12P_ST_AU_PTH</text:p>
          </table:table-cell>
          <table:table-cell/>
          <table:table-cell office:value-type="string" calcext:value-type="string">
            <text:p>Digi-Key</text:p>
          </table:table-cell>
          <table:table-cell office:value-type="string" calcext:value-type="string">
            <text:p>S7012-ND</text:p>
          </table:table-cell>
          <table:table-cell office:value-type="currency" office:currency="USD" office:value="0.91" calcext:value-type="currency">
            <text:p>$0.91</text:p>
          </table:table-cell>
          <table:table-cell office:value-type="string" calcext:value-type="string">
            <text:p>Sullins Connector Solutions</text:p>
          </table:table-cell>
          <table:table-cell office:value-type="string" calcext:value-type="string">
            <text:p>PPTC141LFBN-RC</text:p>
          </table:table-cell>
          <table:table-cell table:formula="of:=[.H7]*[.B7]" office:value-type="currency" office:currency="USD" office:value="1.82" calcext:value-type="currency">
            <text:p>$1.82</text:p>
          </table:table-cell>
          <table:table-cell office:value-type="float" office:value="61544" calcext:value-type="float">
            <text:p>61544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table:formula="of:=[.N7]*[.H7]" office:value-type="currency" office:currency="USD" office:value="1.82" calcext:value-type="currency">
            <text:p>$1.82</text:p>
          </table:table-cell>
        </table:table-row>
        <table:table-row table:style-name="ro1">
          <table:table-cell office:value-type="string" calcext:value-type="string">
            <text:p>J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lex_0475710001</text:p>
          </table:table-cell>
          <table:table-cell office:value-type="string" calcext:value-type="string">
            <text:p>Connector:Molex_0475710001</text:p>
          </table:table-cell>
          <table:table-cell/>
          <table:table-cell office:value-type="string" calcext:value-type="string">
            <text:p>Digi-Key</text:p>
          </table:table-cell>
          <table:table-cell office:value-type="string" calcext:value-type="string">
            <text:p>WM9731CT-ND</text:p>
          </table:table-cell>
          <table:table-cell office:value-type="currency" office:currency="USD" office:value="0.98" calcext:value-type="currency">
            <text:p>$0.98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‘0475710001</text:p>
          </table:table-cell>
          <table:table-cell table:formula="of:=[.H8]*[.B8]" office:value-type="currency" office:currency="USD" office:value="0.98" calcext:value-type="currency">
            <text:p>$0.98</text:p>
          </table:table-cell>
          <table:table-cell office:value-type="float" office:value="61546" calcext:value-type="float">
            <text:p>615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table:formula="of:=[.N8]*[.H8]" office:value-type="currency" office:currency="USD" office:value="0.98" calcext:value-type="currency">
            <text:p>$0.98</text:p>
          </table:table-cell>
        </table:table-row>
        <table:table-row table:style-name="ro1">
          <table:table-cell office:value-type="string" calcext:value-type="string">
            <text:p>J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ER_F_2.54MM_1R2P_ST_AU_PTH</text:p>
          </table:table-cell>
          <table:table-cell office:value-type="string" calcext:value-type="string">
            <text:p>Header:HEADER_F_2.54MM_1R2P_ST_SN_PTH</text:p>
          </table:table-cell>
          <table:table-cell/>
          <table:table-cell office:value-type="string" calcext:value-type="string">
            <text:p>Digi-Key</text:p>
          </table:table-cell>
          <table:table-cell office:value-type="string" calcext:value-type="string">
            <text:p>S7000-ND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string" calcext:value-type="string">
            <text:p>Sullins Connector Solutions</text:p>
          </table:table-cell>
          <table:table-cell office:value-type="string" calcext:value-type="string">
            <text:p>PPTC021LFBN-RC</text:p>
          </table:table-cell>
          <table:table-cell table:formula="of:=[.H9]*[.B9]" office:value-type="currency" office:currency="USD" office:value="0.32" calcext:value-type="currency">
            <text:p>$0.32</text:p>
          </table:table-cell>
          <table:table-cell table:style-name="ce5" office:value-type="float" office:value="61550" calcext:value-type="float">
            <text:p>615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table:formula="of:=[.N9]*[.H9]" office:value-type="currency" office:currency="USD" office:value="0.32" calcext:value-type="currency">
            <text:p>$0.32</text:p>
          </table:table-cell>
        </table:table-row>
        <table:table-row table:style-name="ro1">
          <table:table-cell office:value-type="string" calcext:value-type="string">
            <text:p>LK1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NP</text:p>
          </table:table-cell>
          <table:table-cell table:number-columns-repeated="3"/>
          <table:table-cell office:value-type="currency" office:currency="USD" office:value="0" calcext:value-type="currency">
            <text:p>$0.00</text:p>
          </table:table-cell>
          <table:table-cell table:number-columns-repeated="2"/>
          <table:table-cell table:formula="of:=[.H10]*[.B10]" office:value-type="currency" office:currency="USD" office:value="0" calcext:value-type="currency">
            <text:p>$0.00</text:p>
          </table:table-cell>
          <table:table-cell table:style-name="ce5"/>
          <table:table-cell/>
          <table:table-cell office:value-type="float" office:value="0" calcext:value-type="float">
            <text:p>0</text:p>
          </table:table-cell>
          <table:table-cell table:style-name="ce3" table:formula="of:=[.N10]*[.H10]"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M1 M2 M3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DNP</text:p>
          </table:table-cell>
          <table:table-cell table:number-columns-repeated="3"/>
          <table:table-cell office:value-type="currency" office:currency="USD" office:value="0" calcext:value-type="currency">
            <text:p>$0.00</text:p>
          </table:table-cell>
          <table:table-cell table:number-columns-repeated="2"/>
          <table:table-cell table:formula="of:=[.H11]*[.B11]" office:value-type="currency" office:currency="USD" office:value="0" calcext:value-type="currency">
            <text:p>$0.00</text:p>
          </table:table-cell>
          <table:table-cell table:style-name="ce5"/>
          <table:table-cell/>
          <table:table-cell office:value-type="float" office:value="0" calcext:value-type="float">
            <text:p>0</text:p>
          </table:table-cell>
          <table:table-cell table:style-name="ce3" table:formula="of:=[.N11]*[.H11]"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MH1 MH2 MH3 MH4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DNP</text:p>
          </table:table-cell>
          <table:table-cell table:number-columns-repeated="3"/>
          <table:table-cell office:value-type="currency" office:currency="USD" office:value="0" calcext:value-type="currency">
            <text:p>$0.00</text:p>
          </table:table-cell>
          <table:table-cell table:number-columns-repeated="2"/>
          <table:table-cell table:formula="of:=[.H12]*[.B12]" office:value-type="currency" office:currency="USD" office:value="0" calcext:value-type="currency">
            <text:p>$0.00</text:p>
          </table:table-cell>
          <table:table-cell table:style-name="ce5"/>
          <table:table-cell/>
          <table:table-cell office:value-type="float" office:value="0" calcext:value-type="float">
            <text:p>0</text:p>
          </table:table-cell>
          <table:table-cell table:style-name="ce3" table:formula="of:=[.N12]*[.H12]"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P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ER_M_2.54MM_1R3P_ST_AU_PTH</text:p>
          </table:table-cell>
          <table:table-cell office:value-type="string" calcext:value-type="string">
            <text:p>Header:HEADER_M_2.54MM_1R3P_ST_AU_PTH</text:p>
          </table:table-cell>
          <table:table-cell/>
          <table:table-cell office:value-type="string" calcext:value-type="string">
            <text:p>Digi-Key</text:p>
          </table:table-cell>
          <table:table-cell office:value-type="string" calcext:value-type="string">
            <text:p>S1012EC-03-ND</text:p>
          </table:table-cell>
          <table:table-cell office:value-type="currency" office:currency="USD" office:value="0.14" calcext:value-type="currency">
            <text:p>$0.14</text:p>
          </table:table-cell>
          <table:table-cell office:value-type="string" calcext:value-type="string">
            <text:p>Sullins Connector Solutions</text:p>
          </table:table-cell>
          <table:table-cell office:value-type="string" calcext:value-type="string">
            <text:p>PREC003SAAN-RC</text:p>
          </table:table-cell>
          <table:table-cell table:formula="of:=[.H13]*[.B13]" office:value-type="currency" office:currency="USD" office:value="0.14" calcext:value-type="currency">
            <text:p>$0.14</text:p>
          </table:table-cell>
          <table:table-cell table:style-name="ce5" office:value-type="float" office:value="61490" calcext:value-type="float">
            <text:p>61490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 table:formula="of:=[.N13]*[.H13]"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P2 P3 P4 P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DER_M_2.54MM_1R4P_ST_AU_PTH</text:p>
          </table:table-cell>
          <table:table-cell office:value-type="string" calcext:value-type="string">
            <text:p>Header:HEADER_M_2.54MM_1R4P_ST_AU_PTH</text:p>
          </table:table-cell>
          <table:table-cell/>
          <table:table-cell office:value-type="string" calcext:value-type="string">
            <text:p>Digi-Key</text:p>
          </table:table-cell>
          <table:table-cell office:value-type="string" calcext:value-type="string">
            <text:p>S1012EC-04-ND</text:p>
          </table:table-cell>
          <table:table-cell office:value-type="currency" office:currency="USD" office:value="0.15" calcext:value-type="currency">
            <text:p>$0.15</text:p>
          </table:table-cell>
          <table:table-cell office:value-type="string" calcext:value-type="string">
            <text:p>Sullins Connector Solutions</text:p>
          </table:table-cell>
          <table:table-cell office:value-type="string" calcext:value-type="string">
            <text:p>PREC004SAAN-RC</text:p>
          </table:table-cell>
          <table:table-cell table:formula="of:=[.H14]*[.B14]" office:value-type="currency" office:currency="USD" office:value="0.3" calcext:value-type="currency">
            <text:p>$0.30</text:p>
          </table:table-cell>
          <table:table-cell table:style-name="ce5" office:value-type="float" office:value="61492" calcext:value-type="float">
            <text:p>61492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 table:formula="of:=[.N14]*[.H14]"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P2 P3 P4 P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DER_M_2.54MM_1R4P_ST_AU_PTH</text:p>
          </table:table-cell>
          <table:table-cell office:value-type="string" calcext:value-type="string">
            <text:p>Header:PH_2.0_PTH</text:p>
          </table:table-cell>
          <table:table-cell/>
          <table:table-cell office:value-type="string" calcext:value-type="string">
            <text:p>Digi-Key</text:p>
          </table:table-cell>
          <table:table-cell office:value-type="string" calcext:value-type="string">
            <text:p>455-1706-ND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B4B-PH-K-S(LF)(SN)</text:p>
          </table:table-cell>
          <table:table-cell table:formula="of:=[.H15]*[.B15]" office:value-type="currency" office:currency="USD" office:value="0.48" calcext:value-type="currency">
            <text:p>$0.48</text:p>
          </table:table-cell>
          <table:table-cell table:style-name="ce5" office:value-type="float" office:value="61416" calcext:value-type="float">
            <text:p>61416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 table:formula="of:=[.N15]*[.H15]"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R1 R2 R3 R4 R5 R6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Passive:R0603</text:p>
          </table:table-cell>
          <table:table-cell/>
          <table:table-cell office:value-type="string" calcext:value-type="string">
            <text:p>Digi-Key</text:p>
          </table:table-cell>
          <table:table-cell office:value-type="string" calcext:value-type="string">
            <text:p>311-4.7KGRCT-ND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JR-074K7L</text:p>
          </table:table-cell>
          <table:table-cell table:formula="of:=[.H16]*[.B16]" office:value-type="currency" office:currency="USD" office:value="0.6" calcext:value-type="currency">
            <text:p>$0.60</text:p>
          </table:table-cell>
          <table:table-cell table:style-name="ce5" office:value-type="float" office:value="61517" calcext:value-type="float">
            <text:p>61517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table:formula="of:=[.N16]*[.H16]" office:value-type="currency" office:currency="USD" office:value="0.6" calcext:value-type="currency">
            <text:p>$0.60</text:p>
          </table:table-cell>
        </table:table-row>
        <table:table-row table:style-name="ro1">
          <table:table-cell office:value-type="string" calcext:value-type="string">
            <text:p>TB1 TB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STVN_1x3</text:p>
          </table:table-cell>
          <table:table-cell office:value-type="string" calcext:value-type="string">
            <text:p>Terminal_Block:TB_100MIL_1R3P_PTH</text:p>
          </table:table-cell>
          <table:table-cell/>
          <table:table-cell office:value-type="string" calcext:value-type="string">
            <text:p>Digi-Key</text:p>
          </table:table-cell>
          <table:table-cell office:value-type="string" calcext:value-type="string">
            <text:p>ED10562-ND</text:p>
          </table:table-cell>
          <table:table-cell office:value-type="currency" office:currency="USD" office:value="1.03" calcext:value-type="currency">
            <text:p>$1.03</text:p>
          </table:table-cell>
          <table:table-cell office:value-type="string" calcext:value-type="string">
            <text:p>On Shore Technology</text:p>
          </table:table-cell>
          <table:table-cell office:value-type="string" calcext:value-type="string">
            <text:p>OSTVN03A150</text:p>
          </table:table-cell>
          <table:table-cell table:formula="of:=[.H17]*[.B17]" office:value-type="currency" office:currency="USD" office:value="2.06" calcext:value-type="currency">
            <text:p>$2.06</text:p>
          </table:table-cell>
          <table:table-cell table:style-name="ce5" office:value-type="float" office:value="61545" calcext:value-type="float">
            <text:p>61545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 table:formula="of:=[.N17]*[.H17]"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127</text:p>
          </table:table-cell>
          <table:table-cell office:value-type="string" calcext:value-type="string">
            <text:p>Active:SO-8</text:p>
          </table:table-cell>
          <table:table-cell/>
          <table:table-cell office:value-type="string" calcext:value-type="string">
            <text:p>Digi-Key</text:p>
          </table:table-cell>
          <table:table-cell office:value-type="string" calcext:value-type="string">
            <text:p>W25Q16JVSSIQ-ND</text:p>
          </table:table-cell>
          <table:table-cell office:value-type="currency" office:currency="USD" office:value="0.6" calcext:value-type="currency">
            <text:p>$0.60</text:p>
          </table:table-cell>
          <table:table-cell office:value-type="string" calcext:value-type="string">
            <text:p>Winbond</text:p>
          </table:table-cell>
          <table:table-cell office:value-type="string" calcext:value-type="string">
            <text:p>W25Q16JVSSIQ</text:p>
          </table:table-cell>
          <table:table-cell table:formula="of:=[.H18]*[.B18]" office:value-type="currency" office:currency="USD" office:value="0.6" calcext:value-type="currency">
            <text:p>$0.60</text:p>
          </table:table-cell>
          <table:table-cell table:style-name="ce5" office:value-type="float" office:value="61449" calcext:value-type="float">
            <text:p>61449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table:formula="of:=[.N18]*[.H18]" office:value-type="currency" office:currency="USD" office:value="0.6" calcext:value-type="currency">
            <text:p>$0.60</text:p>
          </table:table-cell>
        </table:table-row>
        <table:table-row table:style-name="ro1"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7940M-I/SN</text:p>
          </table:table-cell>
          <table:table-cell office:value-type="string" calcext:value-type="string">
            <text:p>Active:SO-8</text:p>
          </table:table-cell>
          <table:table-cell/>
          <table:table-cell office:value-type="string" calcext:value-type="string">
            <text:p>Digi-Key</text:p>
          </table:table-cell>
          <table:table-cell office:value-type="string" calcext:value-type="string">
            <text:p>MCP7940M-I/SN-ND</text:p>
          </table:table-cell>
          <table:table-cell office:value-type="currency" office:currency="USD" office:value="0.61" calcext:value-type="currency">
            <text:p>$0.61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7940M-I/SN</text:p>
          </table:table-cell>
          <table:table-cell table:formula="of:=[.H19]*[.B19]" office:value-type="currency" office:currency="USD" office:value="0.61" calcext:value-type="currency">
            <text:p>$0.61</text:p>
          </table:table-cell>
          <table:table-cell table:style-name="ce5" office:value-type="float" office:value="61549" calcext:value-type="float">
            <text:p>61549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table:formula="of:=[.N19]*[.H19]" office:value-type="currency" office:currency="USD" office:value="0.61" calcext:value-type="currency">
            <text:p>$0.6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NP</text:p>
          </table:table-cell>
          <table:table-cell/>
          <table:table-cell office:value-type="string" calcext:value-type="string">
            <text:p>Digi-Key</text:p>
          </table:table-cell>
          <table:table-cell office:value-type="string" calcext:value-type="string">
            <text:p>3M9580-ND</text:p>
          </table:table-cell>
          <table:table-cell/>
          <table:table-cell office:value-type="string" calcext:value-type="string">
            <text:p>3M</text:p>
          </table:table-cell>
          <table:table-cell table:style-name="ce4" office:value-type="string" calcext:value-type="string">
            <text:p>969102-0000-DA</text:p>
          </table:table-cell>
          <table:table-cell/>
          <table:table-cell table:style-name="ce5" office:value-type="float" office:value="61503" calcext:value-type="float">
            <text:p>615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table:formula="of:=[.N20]*[.H20]"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NP</text:p>
          </table:table-cell>
          <table:table-cell/>
          <table:table-cell office:value-type="string" calcext:value-type="string">
            <text:p>EasyEDA</text:p>
          </table:table-cell>
          <table:table-cell office:value-type="float" office:value="61539" calcext:value-type="float">
            <text:p>61539</text:p>
          </table:table-cell>
          <table:table-cell office:value-type="currency" office:currency="USD" office:value="3.28" calcext:value-type="currency">
            <text:p>$3.28</text:p>
          </table:table-cell>
          <table:table-cell office:value-type="string" calcext:value-type="string">
            <text:p>EasyEDA</text:p>
          </table:table-cell>
          <table:table-cell office:value-type="float" office:value="61539" calcext:value-type="float">
            <text:p>61539</text:p>
          </table:table-cell>
          <table:table-cell table:formula="of:=[.H21]*[.B21]" office:value-type="currency" office:currency="USD" office:value="3.28" calcext:value-type="currency">
            <text:p>$3.28</text:p>
          </table:table-cell>
          <table:table-cell office:value-type="float" office:value="61539" calcext:value-type="float">
            <text:p>61539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table:formula="of:=[.N21]*[.H21]" office:value-type="currency" office:currency="USD" office:value="3.28" calcext:value-type="currency">
            <text:p>$3.28</text:p>
          </table:table-cell>
        </table:table-row>
        <table:table-row table:style-name="ro1">
          <table:table-cell table:number-columns-repeated="10"/>
          <table:table-cell table:formula="of:=SUM([.K2:.K21])" office:value-type="currency" office:currency="USD" office:value="16.05" calcext:value-type="currency">
            <text:p>$16.05</text:p>
          </table:table-cell>
          <table:table-cell table:number-columns-repeated="3"/>
          <table:table-cell table:style-name="ce3" table:formula="of:=SUM([.O2:.O21])" office:value-type="currency" office:currency="USD" office:value="9.81" calcext:value-type="currency">
            <text:p>$9.81</text:p>
          </table:table-cell>
        </table:table-row>
        <table:table-row table:style-name="ro1" table:number-rows-repeated="1048553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4">00/00/0000</text:date>, <text:time style:data-style-name="N2" text:time-value="12:58:24.30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4T14:15:16.872000000</dc:date>
    <meta:editing-duration>PT1H25M3S</meta:editing-duration>
    <meta:editing-cycles>20</meta:editing-cycles>
    <meta:generator>LibreOffice/5.1.4.2$Windows_x86 LibreOffice_project/f99d75f39f1c57ebdd7ffc5f42867c12031db97a</meta:generator>
    <meta:document-statistic meta:table-count="1" meta:cell-count="252" meta:object-count="0"/>
  </office:meta>
</office:document-meta>
</file>